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198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1982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198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1980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197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197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197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197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197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197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197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197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197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1978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197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197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197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197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197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197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197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197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1972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1971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197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197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197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196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196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196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1968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59</text:p>
          </table:table-cell>
          <table:table-cell office:value-type="string" calcext:value-type="string">
            <text:p>LSP-121</text:p>
          </table:table-cell>
          <table:table-cell office:value-type="string" calcext:value-type="string">
            <text:p>196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